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20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</text:p>
          </table:table-cell>
          <table:table-cell table:number-columns-repeated="1020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</text:p>
          </table:table-cell>
          <table:table-cell table:number-columns-repeated="1020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</text:p>
          </table:table-cell>
          <table:table-cell table:number-columns-repeated="1020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</text:p>
          </table:table-cell>
          <table:table-cell table:number-columns-repeated="1020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 office:value-type="string">
            <text:p>This building is the bandit gang's stronghold.</text:p>
          </table:table-cell>
          <table:table-cell table:number-columns-repeated="1020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 office:value-type="string">
            <text:p>The Chivalric Order is currently undertaking
a search for stolen goods inside, so please
refrain from enter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